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6b753" officeooo:paragraph-rsid="0010249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8038b" officeooo:paragraph-rsid="0008038b"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39a1" officeooo:paragraph-rsid="000939a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02495" officeooo:paragraph-rsid="00102495" style:font-weight-asian="bold" style:font-weight-complex="bold"/>
    </style:style>
    <style:style style:name="P5" style:family="paragraph" style:parent-style-name="Standard">
      <style:text-properties style:text-underline-style="none" fo:font-weight="bold" officeooo:rsid="0006b753" officeooo:paragraph-rsid="00102495" style:font-weight-asian="bold" style:font-weight-complex="bold"/>
    </style:style>
    <style:style style:name="P6" style:family="paragraph" style:parent-style-name="Standard">
      <style:text-properties style:text-underline-style="none" fo:font-weight="normal" officeooo:rsid="0006b753" officeooo:paragraph-rsid="00102495" style:font-weight-asian="normal" style:font-weight-complex="normal"/>
    </style:style>
    <style:style style:name="P7" style:family="paragraph" style:parent-style-name="Standard">
      <style:text-properties style:text-underline-style="none" fo:font-weight="normal" officeooo:rsid="0008038b" officeooo:paragraph-rsid="0008038b" style:font-weight-asian="normal" style:font-weight-complex="normal"/>
    </style:style>
    <style:style style:name="P8" style:family="paragraph" style:parent-style-name="Standard">
      <style:text-properties style:text-underline-style="none" fo:font-weight="normal" officeooo:rsid="0008038b" officeooo:paragraph-rsid="00102495" style:font-weight-asian="normal" style:font-weight-complex="normal"/>
    </style:style>
    <style:style style:name="P9" style:family="paragraph" style:parent-style-name="Standard">
      <style:text-properties style:text-underline-style="none" fo:font-weight="normal" officeooo:rsid="000939a1" officeooo:paragraph-rsid="000939a1" style:font-weight-asian="normal" style:font-weight-complex="normal"/>
    </style:style>
    <style:style style:name="P10" style:family="paragraph" style:parent-style-name="Standard">
      <style:text-properties style:text-underline-style="none" fo:font-weight="normal" officeooo:rsid="00102495" officeooo:paragraph-rsid="00102495" style:font-weight-asian="normal" style:font-weight-complex="normal"/>
    </style:style>
    <style:style style:name="P11" style:family="paragraph" style:parent-style-name="Standard">
      <style:text-properties style:text-underline-style="none" fo:font-weight="normal" officeooo:rsid="0015e078" officeooo:paragraph-rsid="0015e078" style:font-weight-asian="normal" style:font-weight-complex="normal"/>
    </style:style>
    <style:style style:name="T1" style:family="text">
      <style:text-properties officeooo:rsid="0008038b"/>
    </style:style>
    <style:style style:name="T2" style:family="text">
      <style:text-properties officeooo:rsid="000939a1"/>
    </style:style>
    <style:style style:name="T3" style:family="text">
      <style:text-properties officeooo:rsid="0018c4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aluacion de la NER de spaCy:</text:p>
      <text:p text:style-name="P7"/>
      <text:p text:style-name="P7">Para justificar el uso de spacy como un NER que funciona relativamente bien, evaluamos su performance sobre la temporada 1, para ver en realidad si es capaz de identificar correctamente los nombres de personas. Si su rendimiento es bueno, podemos justificar su uso para correrlo directamente sobre dialogos no anotados sin temor a no perder demasiados nombres. Los resultados son los siguientes:</text:p>
      <text:p text:style-name="P7">RECALL: 89.1617273497 %</text:p>
      <text:p text:style-name="P7">PRECISION: 81.1873554356 %</text:p>
      <text:p text:style-name="P7">[[ <text:s/>1053. <text:s text:c="3"/>128.]</text:p>
      <text:p text:style-name="P7"><text:s/>[ <text:s text:c="2"/>244. <text:s/>55594.]]</text:p>
      <text:p text:style-name="P7"/>
      <text:p text:style-name="P7">Por lo tanto, <text:span text:style-name="T2">usamos el NER de spacy para el siguiente paso, anotar las 10 temporadas. Codigo en python en NERperfomance.py</text:span></text:p>
      <text:p text:style-name="P7"/>
      <text:p text:style-name="P3">Anotacion de las 10 temporadas de TBBT</text:p>
      <text:p text:style-name="P3"/>
      <text:p text:style-name="P9">El siguiente paso, considerando que el NER de spacy funciona mas o menos bien, es anotar los nombres propios de las 10 temporadas de TBBT, para ello usamos NERanotation.py, herramienta que para cada nombre detectado por spacy nos pregunta si es realmente un nombre o no, y si lo es lo anota como 1,2,3 segun digamos. Para saber si es 1,2,3 mostramos dos frases anteriores y posteriores del contexto de la palabra. Asi lo hacemos para las 10 temporadas. El formato de fichero es por tanto:</text:p>
      <text:p text:style-name="P9"/>
      <text:p text:style-name="P9">WORD personwhosaystheword X X X, donde X1 person_name, X2 nombre normalizado del personaje y X3→ 1,2,3.</text:p>
      <text:p text:style-name="P9"/>
      <text:p text:style-name="P9">Con ello, vamos confeccionando un diccionario con todos los nombres normalizados.</text:p>
      <text:p text:style-name="P1">Evaluacion del baseline de las reglas 123:</text:p>
      <text:p text:style-name="P1"/>
      <text:p text:style-name="P6">Para evaluar las reglas del paper <text:a xlink:type="simple" xlink:href="https://cvhci.anthropomatik.kit.edu/~mtapaswi/papers/WACV2016.pdf" text:style-name="Internet_20_link" text:visited-style-name="Visited_20_Internet_20_Link">https://cvhci.anthropomatik.kit.edu/~mtapaswi/papers/WACV2016.pdf</text:a></text:p>
      <text:p text:style-name="P6">corremos el script 123performance.py (comentandolo se puede incluir el tratamiento de comas para la 2 persona), los resultados son los siguientes:</text:p>
      <text:p text:style-name="P6"/>
      <text:p text:style-name="P5">SIN TENER EN CUENTA LAS COMAS</text:p>
      <text:p text:style-name="P5"/>
      <text:p text:style-name="P6">[[ <text:s/>1.00000000e+01 <text:s text:c="2"/>0.00000000e+00 <text:s text:c="2"/>6.50000000e+01 <text:s text:c="2"/>4.70000000e+02]</text:p>
      <text:p text:style-name="P6"><text:s/>[ <text:s/>2.00000000e+00 <text:s text:c="2"/>1.00000000e+00 <text:s text:c="2"/>1.03000000e+02 <text:s text:c="2"/>4.60600000e+03]</text:p>
      <text:p text:style-name="P6"><text:s/>[ <text:s/>8.00000000e+00 <text:s text:c="2"/>4.00000000e+00 <text:s text:c="2"/>2.27400000e+03 <text:s text:c="2"/>4.22600000e+03]]</text:p>
      <text:p text:style-name="P6">#X labels = 697018</text:p>
      <text:p text:style-name="P6">#1 labels = 545</text:p>
      <text:p text:style-name="P6">#2 labels = 4761</text:p>
      <text:p text:style-name="P6">#3 labels = 6587</text:p>
      <text:p text:style-name="P6">P1 = 50.0</text:p>
      <text:p text:style-name="P6">P2 = 20.0</text:p>
      <text:p text:style-name="P6">P3 = 93.1203931204</text:p>
      <text:p text:style-name="P6">R1 = 1.83486238532</text:p>
      <text:p text:style-name="P6">R2 = 0.0212224108659</text:p>
      <text:p text:style-name="P6">R3 = 34.9201474201</text:p>
      <text:p text:style-name="P6"/>
      <text:p text:style-name="P5"><text:soft-page-break/><text:span text:style-name="T1">TENIENDO </text:span>EN CUENTA LAS COMAS</text:p>
      <text:p text:style-name="P5"/>
      <text:p text:style-name="P8">[[ <text:s/>1.00000000e+01 <text:s text:c="2"/>7.10000000e+01 <text:s text:c="2"/>6.50000000e+01 <text:s text:c="2"/>3.99000000e+02]</text:p>
      <text:p text:style-name="P8"><text:s/>[ <text:s/>2.00000000e+00 <text:s text:c="2"/>2.30100000e+03 <text:s text:c="2"/>1.03000000e+02 <text:s text:c="2"/>2.30600000e+03]</text:p>
      <text:p text:style-name="P8"><text:s/>[ <text:s/>8.00000000e+00 <text:s text:c="2"/>3.28000000e+02 <text:s text:c="2"/>2.27400000e+03 <text:s text:c="2"/>3.90200000e+03]]</text:p>
      <text:p text:style-name="P8">#X labels = 697018</text:p>
      <text:p text:style-name="P8">#1 labels = 545</text:p>
      <text:p text:style-name="P8">#2 labels = 4761</text:p>
      <text:p text:style-name="P8">#3 labels = 6587</text:p>
      <text:p text:style-name="P8">P1 = 50.0</text:p>
      <text:p text:style-name="P8">P2 = 85.2222222222</text:p>
      <text:p text:style-name="P8">P3 = 93.1203931204</text:p>
      <text:p text:style-name="P8">R1 = 1.83486238532</text:p>
      <text:p text:style-name="P8">R2 = 48.8327674024</text:p>
      <text:p text:style-name="P8">R3 = 34.9201474201</text:p>
      <text:p text:style-name="P8"/>
      <text:p text:style-name="P8">Como se puede observar, hay un gran incremento en el rappel para la 2 persona. Con ello, justificaremos mas adelante el uso por ejemplo de tiempo entre palabras en el audio con el fin de modelar las pausas debidas a las comas y asi anotar las 2 personas.</text:p>
      <text:p text:style-name="P8"/>
      <text:p text:style-name="P4">Siguiente objetivo, mejorar los resultados con Redes neuronales</text:p>
      <text:p text:style-name="P4"/>
      <text:p text:style-name="P10">El siguiente objetivo es por tanto, el uso de redes neuronales para mejorar los resultados de 1,2,3 persona. Para ello, el fundamento es que a partir de un contexto variable en torno a una palabra, poder clasificarla como 1,2,3 (ver algoritmo gloVe, words embeddings). Para ello, create_embeddings.py, toma las temporadas que queremos tomar para realizar los embedings y el numero de palabras del contexto, la salida es por tanto, para 6 palabras del contexto, 6*300=1800, un vector de 1800 numeros (size 300 es el de cada word embedding). Despues, confeccionamos la red, de lo basico a lo mas complejo, input=1800, output=3 clases. A 26/11/17 estoy en este punto, ya tengo acceso al servidor y ahora es ir probando arquitecturas de redes, lstms, rnn tambien, para conseguir un buen performance.</text:p>
      <text:p text:style-name="P10"/>
      <text:p text:style-name="P10">Una vez tengamos una buena clasificacion de 1,2,3 persona, si 1, anotamos la frase con el nombre de ese locutor, si 2, esta en el contexto, y si 3 lo desechamos.</text:p>
      <text:p text:style-name="P10"/>
      <text:p text:style-name="P10">TRAIN→ SEASONS 4-10</text:p>
      <text:p text:style-name="P10">DEV → SEASONS 2-3</text:p>
      <text:p text:style-name="P10">TEST → SEASON 1 <text:s/>ya que es sobre la que mas resultados se han tenido.</text:p>
      <text:p text:style-name="P10"/>
      <text:p text:style-name="P11">Firstnn.py → recibe numero de epochs y guarda cada modelo de train en cada epoch, asi, podemos evaluar por cada epoch el rendimiento sobre el dev y ajustar <text:span text:style-name="T3">(develop.py hace exactemente eso)</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11:49.270101344</meta:creation-date>
    <dc:date>2017-11-27T11:43:46.739094071</dc:date>
    <meta:editing-duration>PT21M15S</meta:editing-duration>
    <meta:editing-cycles>5</meta:editing-cycles>
    <meta:generator>LibreOffice/5.1.6.2$Linux_X86_64 LibreOffice_project/10m0$Build-2</meta:generator>
    <meta:document-statistic meta:table-count="0" meta:image-count="0" meta:object-count="0" meta:page-count="2" meta:paragraph-count="50" meta:word-count="635" meta:character-count="3998" meta:non-whitespace-character-count="3358"/>
  </office:meta>
</office:document-meta>
</file>